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.c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.remove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moteCache.fixCache( IRemoteCacheServi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.get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moteCach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.setListenerId( lo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update( ICacheElement 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moteCache.setElementSerializer(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remove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handleException( Exception ex , String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Listener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Cache.sanitized( Serializab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Elemen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isti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moteCache.RemoteCache( IRemoteCacheAttributes cattr , IRemoteCacheService remote , IRemoteCacheListener 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moteCache.getUsingPool( final Serializable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Remote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